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1"/>
    </style:style>
    <style:style style:name="T1" style:family="text">
      <style:text-properties fo:font-weight="bold" style:font-weight-asian="bold" style:font-weight-complex="bold"/>
    </style:style>
    <style:style style:name="T2" style:family="text">
      <style:text-properties style:font-name="Verdana1"/>
    </style:style>
    <style:style style:name="T3" style:family="text">
      <style:text-properties style:font-name="Verdana1" fo:font-weight="bold"/>
    </style:style>
    <style:style style:name="T4" style:family="text">
      <style:text-properties style:font-name="Verdana1" fo:font-size="10pt"/>
    </style:style>
    <style:style style:name="T5" style:family="text">
      <style:text-properties style:font-name="Verdana1" fo:font-size="14pt"/>
    </style:style>
    <style:style style:name="T6" style:family="text">
      <style:text-properties style:font-name="Verdana1" fo:font-size="14pt" style:text-underline-style="solid" style:text-underline-width="auto" style:text-underline-color="font-color" fo:font-weight="bold"/>
    </style:style>
    <style:style style:name="T7" style:family="text">
      <style:text-properties style:font-name="Verdana1" style:text-underline-style="solid" style:text-underline-width="auto" style:text-underline-color="font-color" fo:font-weight="bold"/>
    </style:style>
    <style:style style:name="T8" style:family="text">
      <style:text-properties fo:font-size="14pt" fo:font-weight="bold"/>
    </style:style>
    <style:style style:name="T9" style:family="text">
      <style:text-properties style:text-underline-style="solid" style:text-underline-width="auto" style:text-underline-color="font-color" fo:font-weight="bold"/>
    </style:style>
    <style:style style:name="T10" style:family="text">
      <style:text-properties fo:color="#800000" style:font-name="Verdana1"/>
    </style:style>
    <style:style style:name="T11" style:family="text">
      <style:text-properties fo:color="#800000" style:font-name="Verdana1" fo:font-size="14pt" fo:font-weight="bold"/>
    </style:style>
    <style:style style:name="T12" style:family="text">
      <style:text-properties fo:color="#800000" style:font-name="Verdana1"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9">Peach Chicken for the freezer<text:line-break/></text:span>2 ½ to 3lbs chicken pieces (I used legs, but thighs or breasts will work as well)<text:line-break/>2/3 cup orange juice<text:line-break/>¼ cup soy sauce<text:line-break/>¾ cup peach jam (you can sub apricot or even mango jam for the peach, I actually used peach/mango/orange jam that I purchased from Costco today)<text:line-break/><text:line-break/>Put the chicken pieces into a gallon size zip lock bag. In a small bowl combine sauce ingredients. Pour the sauce over the chicken. Seal the bag and squish it around to cover the chicken. Label and freeze. The night before you want the meal put it in the fridge to defrost. The meat will sit and marinate as it defrosts. During the day you can flip the bag of chicken over a few times to allow the meat to be well marinated. At dinner time pour the contents of the bag into a large pan (11x15) and bake at 350 for 45 to 60 minutes. The time will vary depending on what type of chicken pieces you use. When you poke the meat with a fork and the juices run clear then it should be done cooking. Serve this meal with some rice pilaf and a nice green salad for a yummy and easy meal.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20:54.94</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212" meta:character-count="1075"/>
  </office:meta>
</office:document-meta>
</file>